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12-21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11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10-2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9-1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8-17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7-1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6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5-20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9144" calcext:value-type="float">
            <text:p>-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4-2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3-2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88" calcext:value-type="float">
            <text:p>-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1-02-17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12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11-1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10-1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288" calcext:value-type="float">
            <text:p>-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9-1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6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5-2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4-2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3-2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20-02-20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12-1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11-2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10-0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9-12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8-1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7-1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6-13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5-0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4-11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9-03-1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12-1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1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10-0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9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8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7-16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6-1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5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4-12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3-1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8-01-0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12-0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2776" calcext:value-type="float">
            <text:p>-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11-0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10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03-1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02-2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7-01-18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6-12-1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6-10-2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6-09-30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1696" calcext:value-type="float">
            <text:p>-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4-10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4-09-2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5336" calcext:value-type="float">
            <text:p>-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4-08-2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1976" calcext:value-type="float">
            <text:p>-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4-06-2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7-30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5-2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4-3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3-1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2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3-01-22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2-12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2-11-28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2-10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2-05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2-03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11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10-3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616" calcext:value-type="float">
            <text:p>-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9-2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3896" calcext:value-type="float">
            <text:p>-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8-29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7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6-2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5-2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4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3-2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2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1-01-2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11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10-2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9-2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8-20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7-2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3416" calcext:value-type="float">
            <text:p>-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6-2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5-2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4-2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3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2776" calcext:value-type="float">
            <text:p>-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2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10-01-2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11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10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09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08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05-2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356" calcext:value-type="float">
            <text:p>-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1024" calcext:value-type="float">
            <text:p>-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948" calcext:value-type="float">
            <text:p>-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1032" calcext:value-type="float">
            <text:p>-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44" calcext:value-type="float">
            <text:p>-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1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976" calcext:value-type="float">
            <text:p>-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2000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4" calcext:value-type="float">
            <text:p>-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24" calcext:value-type="float">
            <text:p>-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9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312" calcext:value-type="float">
            <text:p>-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8201060520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6" meta:object-count="0"/>
    <meta:user-defined meta:name="AppVersion">3.0</meta:user-defined>
  </office:meta>
</office:document-meta>
</file>